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3.3778in" table:align="left"/>
    </style:style>
    <style:style style:name="Table1.A" style:family="table-column">
      <style:table-column-properties style:column-width="0.659in"/>
    </style:style>
    <style:style style:name="Table1.B" style:family="table-column">
      <style:table-column-properties style:column-width="0.6819in"/>
    </style:style>
    <style:style style:name="Table1.C" style:family="table-column">
      <style:table-column-properties style:column-width="0.6604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69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3104in"/>
    </style:style>
    <style:style style:name="Table2" style:family="table">
      <style:table-properties style:width="4.0493in" fo:margin-left="2.6438in" table:align="left"/>
    </style:style>
    <style:style style:name="Table2.A" style:family="table-column">
      <style:table-column-properties style:column-width="0.8097in"/>
    </style:style>
    <style:style style:name="Table2.C" style:family="table-column">
      <style:table-column-properties style:column-width="0.8069in"/>
    </style:style>
    <style:style style:name="Table2.D" style:family="table-column">
      <style:table-column-properties style:column-width="0.8111in"/>
    </style:style>
    <style:style style:name="Table2.E" style:family="table-column">
      <style:table-column-properties style:column-width="0.8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5" style:family="table-row">
      <style:table-row-properties style:min-row-height="0.3104in"/>
    </style:style>
    <style:style style:name="P1" style:family="paragraph" style:parent-style-name="Header">
      <style:text-properties officeooo:rsid="001bd9db" officeooo:paragraph-rsid="001bd9db"/>
    </style:style>
    <style:style style:name="P2" style:family="paragraph" style:parent-style-name="Standard">
      <style:paragraph-properties fo:line-height="0.2in" fo:text-align="center" style:justify-single-word="false"/>
      <style:text-properties style:font-name="Arial1" fo:font-size="15pt" fo:language="zxx" fo:country="none" officeooo:rsid="0019f914" officeooo:paragraph-rsid="0019f914" style:font-size-asian="15pt" style:language-asian="zxx" style:country-asian="none" style:font-size-complex="15pt" style:language-complex="zxx" style:country-complex="none"/>
    </style:style>
    <style:style style:name="P3" style:family="paragraph" style:parent-style-name="Standard">
      <style:paragraph-properties fo:line-height="0.2in" fo:text-align="start" style:justify-single-word="false"/>
      <style:text-properties style:font-name="Liberation Serif2" fo:font-size="12pt" fo:language="zxx" fo:country="none" officeooo:rsid="0019f914" officeooo:paragraph-rsid="0019f914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line-height="0.2in" fo:text-align="start" style:justify-single-word="false"/>
      <style:text-properties style:font-name="Liberation Serif2" fo:font-size="11pt" fo:language="zxx" fo:country="none" style:text-underline-style="none" officeooo:rsid="0019f914" officeooo:paragraph-rsid="0019f914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style:font-name="Liberation Serif2" fo:font-size="11pt" style:text-underline-style="none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size-asian="11pt" style:font-size-complex="11pt"/>
    </style:style>
    <style:style style:name="P7" style:family="paragraph" style:parent-style-name="Standard">
      <style:text-properties style:font-name="Liberation Serif2" fo:font-size="11pt" style:text-underline-style="none" officeooo:rsid="0019f914" officeooo:paragraph-rsid="0019f91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paragraph-rsid="0019f914" style:font-size-asian="11pt" style:font-size-complex="11pt"/>
    </style:style>
    <style:style style:name="P10" style:family="paragraph" style:parent-style-name="Standard">
      <style:text-properties style:font-name="Liberation Serif2" fo:font-size="11pt" style:text-underline-style="none" officeooo:paragraph-rsid="0019f914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name-asian="Liberation Serif1" style:font-size-asian="11pt" style:font-name-complex="Liberation Serif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2" fo:font-size="11pt" style:text-underline-style="none" officeooo:rsid="0019f914" officeooo:paragraph-rsid="0019f914" style:font-name-asian="Arial" style:font-size-asian="11pt" style:font-name-complex="Arial" style:font-size-complex="11pt"/>
    </style:style>
    <style:style style:name="P13" style:family="paragraph" style:parent-style-name="Standard">
      <style:text-properties style:font-name="Liberation Serif2" fo:font-size="11pt" officeooo:paragraph-rsid="0019f914" style:font-size-asian="11pt" style:font-size-complex="11pt"/>
    </style:style>
    <style:style style:name="P14" style:family="paragraph" style:parent-style-name="Standard">
      <style:text-properties style:font-name="Liberation Serif2" fo:font-size="11pt" officeooo:rsid="001bd9db" officeooo:paragraph-rsid="001f1665" style:font-size-asian="11pt" style:font-size-complex="11pt"/>
    </style:style>
    <style:style style:name="P15" style:family="paragraph" style:parent-style-name="Standard">
      <style:text-properties style:font-name="Liberation Serif2" fo:font-size="11pt" officeooo:rsid="001cd83d" officeooo:paragraph-rsid="001cd83d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ff0000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23ff23" loext:opacity="100%" style:text-line-through-style="solid" style:text-line-through-type="single" style:font-name="Liberation Serif2" fo:font-size="11pt" style:text-underline-style="none" officeooo:rsid="0019f914" officeooo:paragraph-rsid="0019f914" style:font-size-asian="11pt" style:font-size-complex="11pt"/>
    </style:style>
    <style:style style:name="P19" style:family="paragraph" style:parent-style-name="Standard">
      <style:paragraph-properties fo:line-height="0.2in" fo:text-align="start" style:justify-single-word="false"/>
      <style:text-properties style:font-name="Arial" fo:font-size="14pt" fo:language="zxx" fo:country="none" style:text-underline-style="solid" style:text-underline-width="auto" style:text-underline-color="font-color" officeooo:rsid="0019f914" officeooo:paragraph-rsid="0019f914" style:font-name-asian="NSimSun1" style:font-size-asian="14pt" style:language-asian="zxx" style:country-asian="none" style:font-name-complex="Lucida Sans3" style:font-size-complex="14pt" style:language-complex="zxx" style:country-complex="none"/>
    </style:style>
    <style:style style:name="P20" style:family="paragraph" style:parent-style-name="Standard">
      <style:text-properties officeooo:paragraph-rsid="001bd9db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fo:font-size="11pt" officeooo:rsid="00223ced" officeooo:paragraph-rsid="00223ced" style:font-size-asian="11pt" style:font-size-complex="11pt"/>
    </style:style>
    <style:style style:name="P23" style:family="paragraph" style:parent-style-name="Standard">
      <style:text-properties fo:font-size="11pt" officeooo:rsid="0023a6de" officeooo:paragraph-rsid="0023a6de" style:font-size-asian="11pt" style:font-size-complex="11pt"/>
    </style:style>
    <style:style style:name="P24" style:family="paragraph" style:parent-style-name="Standard">
      <style:text-properties fo:font-size="11pt" officeooo:rsid="0023e5d4" officeooo:paragraph-rsid="0023a6de" style:font-size-asian="11pt" style:font-size-complex="11pt"/>
    </style:style>
    <style:style style:name="P25" style:family="paragraph" style:parent-style-name="Standard">
      <style:text-properties fo:font-size="11pt" officeooo:rsid="0023e5d4" officeooo:paragraph-rsid="0023e5d4" style:font-size-asian="11pt" style:font-size-complex="11pt"/>
    </style:style>
    <style:style style:name="P26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</style:style>
    <style:style style:name="P29" style:family="paragraph">
      <style:paragraph-properties fo:line-height="0.1402in" style:writing-mode="lr-tb"/>
    </style:style>
    <style:style style:name="P30" style:family="paragraph">
      <loext:graphic-properties draw:fill="none" draw:fill-color="#ffffff"/>
      <style:paragraph-properties fo:line-height="0.1402in"/>
      <style:text-properties style:use-window-font-color="true" loext:opacity="0%" style:font-name="Courier New" fo:font-size="9pt" style:font-size-asian="9pt" style:font-size-complex="9pt"/>
    </style:style>
    <style:style style:name="P31" style:family="paragraph">
      <loext:graphic-properties draw:fill="none" draw:fill-color="#ffffff"/>
      <style:paragraph-properties fo:text-align="justify"/>
      <style:text-properties fo:color="#000000" loext:opacity="100%" style:font-name="Courier New2" fo:font-size="9pt" style:font-name-complex="Courier New2" style:font-size-complex="9pt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style:font-name-asian="NSimSun1" style:font-name-complex="Lucida Sans3"/>
    </style:style>
    <style:style style:name="T3" style:family="text">
      <style:text-properties style:font-name-asian="NSimSun1" style:font-name-complex="Lucida Sans3"/>
    </style:style>
    <style:style style:name="T4" style:family="text">
      <style:text-properties fo:color="#000000" loext:opacity="100%" style:font-name="Courier New2" fo:font-size="9pt" fo:font-style="normal" fo:font-weight="normal" officeooo:rsid="001bd9db" style:letter-kerning="true" style:font-size-asian="9pt" style:font-style-asian="normal" style:font-weight-asian="normal" style:font-size-complex="9pt"/>
    </style:style>
    <style:style style:name="T5" style:family="text">
      <style:text-properties fo:color="#000000" loext:opacity="100%" fo:font-style="normal" fo:font-weight="normal" officeooo:rsid="001bd9db" style:letter-kerning="true" style:font-style-asian="normal" style:font-weight-asian="normal"/>
    </style:style>
    <style:style style:name="T6" style:family="text">
      <style:text-properties fo:color="#000000" loext:opacity="100%" fo:font-style="normal" fo:font-weight="normal" officeooo:rsid="00203dc6" style:letter-kerning="true" style:font-style-asian="normal" style:font-weight-asian="normal"/>
    </style:style>
    <style:style style:name="T7" style:family="text">
      <style:text-properties officeooo:rsid="001bd9db"/>
    </style:style>
    <style:style style:name="T8" style:family="text">
      <style:text-properties fo:font-size="9pt" style:font-size-asian="9pt"/>
    </style:style>
    <style:style style:name="T9" style:family="text">
      <style:text-properties style:font-name="Courier New" style:font-name-asian="NSimSun1" style:font-name-complex="Lucida Sans3"/>
    </style:style>
    <style:style style:name="T10" style:family="text">
      <style:text-properties style:font-name="Courier New" officeooo:rsid="001bd9db" style:font-name-asian="NSimSun1" style:font-name-complex="Lucida Sans3"/>
    </style:style>
    <style:style style:name="T11" style:family="text">
      <style:text-properties officeooo:rsid="00223ced"/>
    </style:style>
    <style:style style:name="T12" style:family="text">
      <style:text-properties officeooo:rsid="002368c3"/>
    </style:style>
    <style:style style:name="T13" style:family="text">
      <style:text-properties style:font-name="Courier New" fo:font-size="9pt" style:font-size-asian="9pt" style:font-size-complex="9pt"/>
    </style:style>
    <style:style style:name="T14" style:family="text">
      <style:text-properties style:font-name="Courier New" fo:font-size="9pt" officeooo:rsid="002368c3" style:font-size-asian="9pt" style:font-size-complex="9pt"/>
    </style:style>
    <style:style style:name="T15" style:family="text">
      <style:text-properties officeooo:rsid="00238198"/>
    </style:style>
    <style:style style:name="T16" style:family="text">
      <style:text-properties style:font-name="Liberation Serif2"/>
    </style:style>
    <style:style style:name="T17" style:family="text">
      <style:text-properties officeooo:rsid="0025a6b3"/>
    </style:style>
    <style:style style:name="T18" style:family="text">
      <style:text-properties fo:color="#000000" loext:opacity="100%" style:font-name="Courier New2" fo:font-size="9pt" style:font-name-complex="Courier New2" style:font-size-complex="9pt"/>
    </style:style>
    <style:style style:name="T19" style:family="text">
      <style:text-properties style:use-window-font-color="true" loext:opacity="0%" style:font-name="Courier New" fo:font-size="9pt" style:font-name-asian="JetBrains Mono" style:font-size-asian="9pt" style:font-name-complex="JetBrains Mono" style:font-size-complex="9pt"/>
    </style:style>
    <style:style style:name="T20" style:family="text">
      <style:text-properties style:font-name="Courier New" fo:font-size="9pt" style:font-size-asian="9pt" style:font-name-complex="Consolas1" style:font-size-complex="9pt"/>
    </style:style>
    <style:style style:name="gr1" style:family="graphic">
      <style:graphic-properties draw:stroke="none" svg:stroke-color="#000000" draw:fill="none" draw:fill-color="#ffffff" fo:min-height="1.111in" loext:decorative="false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5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2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dash" draw:stroke-dash="Ultrafine_20_Dotted_20__28_var_29_" svg:stroke-width="0.0201in" svg:stroke-color="#3465a4" draw:marker-start-width="0.1689in" draw:marker-end-width="0.1689in" svg:stroke-linecap="butt" draw:fill="none" draw:fill-color="#ffffff" fo:min-height="0.8736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3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Sujet 01 : </text:p>
      <text:p text:style-name="P3"/>
      <text:p text:style-name="P3"/>
      <text:p text:style-name="P3">Font1 (Base text)<text:tab/><text:span text:style-name="T1">→<text:tab/></text:span><text:span text:style-name="T3">Liberation Serif – 11pt</text:span></text:p>
      <text:p text:style-name="P3"><text:span text:style-name="T3">Font2 (Code text)<text:tab/></text:span><text:span text:style-name="T1">→</text:span><text:span text:style-name="T3"> <text:tab/></text:span><text:span text:style-name="T10">Courier New</text:span><text:span text:style-name="T9"> 9pt</text:span></text:p>
      <text:p text:style-name="P3"><text:span text:style-name="T3">Font3 (Titles)<text:tab/><text:tab/></text:span><text:span text:style-name="T1">→</text:span><text:span text:style-name="T2"><text:tab/>Arial 14pt</text:span></text:p>
      <text:p text:style-name="P3"><text:span text:style-name="T2"/></text:p>
      <text:p text:style-name="P19">Exercice n°1:</text:p>
      <text:p text:style-name="P4"><text:span text:style-name="T3"/></text:p>
      <text:p text:style-name="P4"><draw:frame text:anchor-type="paragraph" draw:z-index="0" draw:name="Text Frame 1" draw:style-name="gr5" draw:text-style-name="P31" svg:width="2.3217in" svg:height="1.737in" svg:x="3.7555in" svg:y="0.0417in"><draw:text-box><text:p text:style-name="P27"><text:span text:style-name="T18">Code d’éxécution:</text:span></text:p><text:p text:style-name="P27"><text:span text:style-name="T18"/></text:p><text:p text:style-name="P27"><text:span text:style-name="T18">bouger("N") </text:span></text:p><text:p text:style-name="P27"><text:span text:style-name="T18">bouger("N") </text:span></text:p><text:p text:style-name="P27"><text:span text:style-name="T18">afficherEtat(3) </text:span></text:p><text:p text:style-name="P27"><text:span text:style-name="T18">bouger("E") </text:span></text:p><text:p text:style-name="P27"><text:span text:style-name="T18">afficherEtat(1) </text:span></text:p><text:p text:style-name="P27"><text:span text:style-name="T18">bouger("O") </text:span></text:p><text:p text:style-name="P27"><text:span text:style-name="T18">afficherEtat(3) </text:span></text:p><text:p text:style-name="P27"><text:span text:style-name="T18">bouger("N") </text:span></text:p><text:p text:style-name="P27"><text:span text:style-name="T18">afficherEtat(2) afficherEtat(4) </text:span></text:p></draw:text-box></draw:frame><text:span text:style-name="T11">1</text:span><text:span text:style-name="T7">/ </text:span>Grille de départ:</text:p>
      <text:p text:style-name="P4"><text:span text:style-name="T3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6">R1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R2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D</text:p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R3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 table:style-name="Table1.5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6">R4</text:p>
          </table:table-cell>
          <table:table-cell table:style-name="Table1.E2" office:value-type="string">
            <text:p text:style-name="P8"/>
          </table:table-cell>
        </table:table-row>
      </table:table>
      <text:p text:style-name="P5"/>
      <text:p text:style-name="P7">Grille après programme :</text:p>
      <text:p text:style-name="P10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draw:frame text:anchor-type="paragraph" draw:z-index="1" draw:name="Text Frame 2" draw:style-name="gr4" draw:text-style-name="P26" svg:width="1.415in" svg:height="0.8933in" svg:x="-1.8291in" svg:y="0.1335in"><draw:text-box><text:p><text:span text:style-name="T13"><text:s/></text:span><text:span text:style-name="T13">#Console Output :</text:span></text:p><text:p><text:span text:style-name="T20"><text:s/></text:span><text:span text:style-name="T20">(2;1)</text:span></text:p><text:p><text:span text:style-name="T20"><text:s/></text:span><text:span text:style-name="T20">-1</text:span></text:p><text:p><text:span text:style-name="T20"><text:s/></text:span><text:span text:style-name="T20">1</text:span></text:p><text:p><text:span text:style-name="T20"><text:s/></text:span><text:span text:style-name="T20">-1</text:span></text:p><text:p><text:span text:style-name="T20"><text:s/></text:span><text:span text:style-name="T20">1</text:span></text:p></draw:text-box></draw:frame>↑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16">R1</text:p>
          </table:table-cell>
        </table:table-row>
        <table:table-row>
          <table:table-cell table:style-name="Table2.A2" office:value-type="string">
            <text:p text:style-name="P11">↑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2">→</text:p>
          </table:table-cell>
          <table:table-cell table:style-name="Table2.A2" office:value-type="string">
            <text:p text:style-name="P6">D</text:p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7">R2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1">↑</text:p>
          </table:table-cell>
          <table:table-cell table:style-name="Table2.A2" office:value-type="string">
            <text:p text:style-name="P11">↑</text:p>
          </table:table-cell>
          <table:table-cell table:style-name="Table2.E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8">R3</text:p>
          </table:table-cell>
          <table:table-cell table:style-name="Table2.A2" office:value-type="string">
            <text:p text:style-name="P11">↑</text:p>
          </table:table-cell>
          <table:table-cell table:style-name="Table2.E2" office:value-type="string">
            <text:p text:style-name="P9"/>
          </table:table-cell>
        </table:table-row>
        <table:table-row table:style-name="Table2.5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8">R4</text:p>
          </table:table-cell>
          <table:table-cell table:style-name="Table2.E2" office:value-type="string">
            <text:p text:style-name="P9"/>
          </table:table-cell>
        </table:table-row>
      </table:table>
      <text:p text:style-name="P13"/>
      <text:p text:style-name="P14">2/ </text:p>
      <text:p text:style-name="P14">Proposition de programme </text:p>
      <text:p text:style-name="P14"><draw:frame text:anchor-type="paragraph" draw:z-index="3" draw:name="Text Frame 4" draw:style-name="gr2" draw:text-style-name="P28" svg:width="3.1921in" svg:height="1.5594in" svg:x="1.189in" svg:y="0.0374in"><draw:text-box><text:p><text:span text:style-name="T18">bouger("O") </text:span></text:p><text:p text:style-name="P27"><text:span text:style-name="T18">bouger("S")</text:span></text:p><text:p text:style-name="P27"><text:span text:style-name="T18">afficherEtat(3) </text:span></text:p><text:p text:style-name="P27"><text:span text:style-name="T18">bouger("E") </text:span></text:p><text:p text:style-name="P27"><text:span text:style-name="T18">afficherEtat(1) </text:span></text:p><text:p text:style-name="P27"><text:span text:style-name="T18">bouger("N")</text:span></text:p><text:p text:style-name="P27"><text:span text:style-name="T18">bouger("S") </text:span></text:p><text:p text:style-name="P27"><text:span text:style-name="T18">afficherEtat(3) </text:span></text:p><text:p text:style-name="P27"><text:span text:style-name="T18">bouger("N") </text:span></text:p><text:p><text:span text:style-name="T18">afficherEtat(2)</text:span></text:p><text:p><text:span text:style-name="T18">afficherEtat(4)</text:span></text:p></draw:text-box></draw:frame>pour sauver R1 :</text:p>
      <text:p text:style-name="P20"><text:span text:style-name="T4"/></text:p>
      <text:p text:style-name="P20"><text:span text:style-name="T4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3/ </text:span><text:span text:style-name="T6">Fonction pour afficher l’état du robot. </text:span></text:p>
      <text:p text:style-name="P21" loext:marker-style-name="T8"><draw:frame text:anchor-type="paragraph" draw:z-index="2" draw:name="Text Frame 3" draw:style-name="gr3" draw:text-style-name="P30" svg:width="3.3398in" svg:height="1.5248in" svg:x="0.0583in" svg:y="0.1244in"><draw:text-box><text:p text:style-name="P29"><text:span text:style-name="T19">def afficherEtat(n:int) -&gt; int | tuple:</text:span></text:p><text:p text:style-name="P29"><text:span text:style-name="T19"><text:s text:c="4"/></text:span><text:span text:style-name="T19">for row in range(nbLignes):</text:span></text:p><text:p text:style-name="P29"><text:span text:style-name="T19"><text:s text:c="8"/></text:span><text:span text:style-name="T19">for col in range(nbColonnes):</text:span></text:p><text:p text:style-name="P29"><text:span text:style-name="T19"><text:s text:c="12"/></text:span><text:span text:style-name="T19">if n == grille[row][col]:</text:span></text:p><text:p text:style-name="P29"><text:span text:style-name="T19"><text:s text:c="16"/></text:span><text:span text:style-name="T19">return row, col</text:span></text:p><text:p text:style-name="P29"><text:span text:style-name="T19"/></text:p><text:p text:style-name="P29"><text:span text:style-name="T19"><text:s text:c="4"/></text:span><text:span text:style-name="T19">if n in robotsSauves:</text:span></text:p><text:p text:style-name="P29"><text:span text:style-name="T19"><text:s text:c="8"/></text:span><text:span text:style-name="T19">return 1</text:span></text:p><text:p text:style-name="P29"><text:span text:style-name="T19"/></text:p><text:p text:style-name="P29"><text:span text:style-name="T19"><text:s text:c="4"/></text:span><text:span text:style-name="T19">return -1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4/<text:span text:style-name="T12">On peut approcher </text:span><text:span text:style-name="T14">nbRobots</text:span><text:span text:style-name="T12"> avec un dictionnaire, tel que : {(0,0) : 1</text:span><text:span text:style-name="T15">}</text:span><text:span text:style-name="T12"> avec (0,0) la clé étant un tuple représentant les coordonnées du robot et sa valeur 1, étant le nombre du robot.</text:span></text:p>
      <text:p text:style-name="P23">De même si l’on modifie <text:span text:style-name="T13">nbRobots</text:span><text:span text:style-name="T16">, il faut aussi modifier afficherEtat :</text:span></text:p>
      <text:p text:style-name="P23"><draw:frame text:anchor-type="char" draw:z-index="4" draw:name="Text Frame 5" draw:style-name="gr1" draw:text-style-name="P26" svg:width="3.0976in" svg:height="1.276in" svg:x="1.9445in" svg:y="0.0638in"><draw:text-box><text:p><text:span text:style-name="T13">def robotStatus(n:int) -&gt; int | tuple:</text:span></text:p><text:p><text:span text:style-name="T13"><text:s text:c="4"/></text:span><text:span text:style-name="T13">if grid.index(n) == nbRobot[n]:</text:span></text:p><text:p><text:span text:style-name="T13"><text:s text:c="8"/></text:span><text:span text:style-name="T13">return nbRobot[n]</text:span></text:p><text:p><text:span text:style-name="T13"/></text:p><text:p><text:span text:style-name="T13"><text:s text:c="4"/></text:span><text:span text:style-name="T13">elif n in robotSaved:</text:span></text:p><text:p><text:span text:style-name="T13"><text:s text:c="8"/></text:span><text:span text:style-name="T13">return 1</text:span></text:p><text:p><text:span text:style-name="T13"/></text:p><text:p><text:span text:style-name="T13"><text:s text:c="4"/></text:span><text:span text:style-name="T13">return -1</text:span></text:p><text:p><text:span text:style-name="T13"/></text:p></draw:text-box></draw:frame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3"><text:span text:style-name="T16"/></text:p>
      <text:p text:style-name="P24"><text:span text:style-name="T16"/></text:p>
      <text:p text:style-name="P25"><text:span text:style-name="T16">5.A/ On enlève le dernier« return ».</text:span></text:p>
      <text:p text:style-name="P25"><text:span text:style-name="T16">5.B/ On enlève le « elif »</text:span></text:p>
      <text:p text:style-name="P25"><text:span text:style-name="T16">5.C/ Voir 4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SimSun1" style:font-size-asian="10.5pt" style:language-asian="zh" style:country-asian="CN" style:font-name-complex="Lucida Sans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2" fo:font-size="12pt" fo:language="fr" fo:country="FR" style:letter-kerning="true" style:font-name-asian="NSimSun1" style:font-size-asian="10.5pt" style:language-asian="zh" style:country-asian="CN" style:font-name-complex="Lucida 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3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d9db" officeooo:paragraph-rsid="001bd9db"/>
    </style:style>
    <style:style style:name="MT1" style:family="text">
      <style:text-properties officeooo:rsid="0025a6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 Liam BERGE TG1 | Commenc<text:span text:style-name="MT1">é : </text:span>01/12/2023 | Dernière édition : 01/12/20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1:15:00.145000000</meta:creation-date>
    <dc:date>2023-12-01T15:31:09.452000000</dc:date>
    <meta:editing-duration>PT3H12M19S</meta:editing-duration>
    <meta:editing-cycles>16</meta:editing-cycles>
    <meta:generator>LibreOffice/7.6.1.2$Windows_x86 LibreOffice_project/f5defcebd022c5bc36bbb79be232cb6926d8f674</meta:generator>
    <meta:document-statistic meta:table-count="2" meta:image-count="0" meta:object-count="0" meta:page-count="2" meta:paragraph-count="33" meta:word-count="139" meta:character-count="690" meta:non-whitespace-character-count="577"/>
  </office:meta>
</office:document-meta>
</file>